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666666"/>
    </style:style>
    <style:style style:name="P2" style:family="paragraph" style:parent-style-name="Standard">
      <style:paragraph-properties fo:margin-left="0cm" fo:margin-right="0cm" fo:text-align="center" style:justify-single-word="false" fo:text-indent="1.199cm" style:auto-text-indent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1.199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fo:background-color="#ffff00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БЕЗ НАЗВАНИЯ]</text:p>
      <text:p text:style-name="P2"/>
      <text:p text:style-name="P2">1</text:p>
      <text:p text:style-name="P2"/>
      <text:p text:style-name="P3">Сад был удивлен ее раннему визиту. Он смотрел на нее почти испуганно, точно боялся, что теперь уже она сообщит ему очередную шокирующую новость об их институте.</text:p>
      <text:p text:style-name="P3">- Что-то случилось? - спросил он, поднимаясь из-за стола.</text:p>
      <text:p text:style-name="P3">- Я хотела бы с вами поговорить, - неуверенно сказала Ана.</text:p>
      <text:p text:style-name="P3">Она все еще стояла у двери, не решаясь проходить в комнату.</text:p>
      <text:p text:style-name="P3">- Да? - Сад поднялся из-за стола.</text:p>
      <text:p text:style-name="P3">На столе у него лежали какие-то разрозненные листки бумаги. Магнитограф со свистом перематывал пленку на начало.</text:p>
      <text:p text:style-name="P3">- Извините, я не знаю, как... - сказала Ана. - Я ведь здесь работаю с самого...</text:p>
      <text:p text:style-name="P3">Сад пристально смотрел на нее. Лицо у него вытянулось и стало непривычно бледным.</text:p>
      <text:p text:style-name="P3">- Вам стало... хуже? - тихо спросил он. - Я уверен, что мы сможет...</text:p>
      <text:p text:style-name="P3">- Нет, нет, со мной все в порядке, - поспешно ответила Ана.</text:p>
      <text:p text:style-name="P3">Она уже не была так уверена как раньше - всего несколько минут назад, когда только шла по коридору в кабинет Сада. Магнитограф громко щелкнул. Диски с магнитной пленкой остановились. Запись была перемотана на начало.</text:p>
      <text:p text:style-name="P3">- Я хотела бы перевестись, - сказала Ана.</text:p>
      <text:p text:style-name="P3">- Перевестись? - Сад от удивления резко качнул рукой и нечаянно смахнул со стало несколько листков бумаги. - Ну зачем же вы так! Я же говорил - еще нет никакого окончательного решения. Вот... Вот посмотрите...</text:p>
      <text:p text:style-name="P3">Сад начал что-то искать в своих бумагах, потом заметил, что несколько листков упало под стол и нагнулся, чтобы их подобрать.</text:p>
      <text:p text:style-name="P3">- У нас все получится, - сказал он, подобрав какую-то мятую распечатку. - Это просто проверка. Может, вам вчера показалось...</text:p>
      <text:p text:style-name="P3">- Вы знаете, - сказала Ана. - Дело даже не в этом. Я вдруг поняла, что мне нужно... просто необходимо... Я же здесь работаю всю жизнь.</text:p>
      <text:p text:style-name="P3">Сад бросил распечатку на стол.</text:p>
      <text:p text:style-name="P3">- Но, так внезапно... - сдавленным голосом проговорил он. - И в вашем положении...</text:p>
      <text:p text:style-name="P3">Сад осекся, Ана продолжала стоять у двери.</text:p>
      <text:p text:style-name="P3">Сад вздохнул и, отвернувшись от Аны, зачем-то включил на магнитографе обратную перемотку - наверное, для того, чтобы хоть чем-то занять руки.</text:p>
      <text:p text:style-name="P3"><text:soft-page-break/>- И куда вы хотите перевестись? - спросил он, не оборачиваясь.</text:p>
      <text:p text:style-name="P3">Ана сказала.</text:p>
      <text:p text:style-name="P3">Сад согнулся на столом, низко склонив голову, широко расставив локти, и стал часто вздрагивать. Ане в первую секунду показалось, что он плачет, но потом услышала судорожный хриплый смех.</text:p>
      <text:p text:style-name="P3">- Извините, - сказал Сад. - Извините, это нервное. Я просто... - Он посмотрел на Ану слезящимися глазами. - Я даже не знаю... Вы это серьезно?</text:p>
      <text:p text:style-name="P3">Ана обиженно молчала.</text:p>
      <text:p text:style-name="P3">- А вы знаете что... - Сад вскочил, подошел к Ане, коснулся ее плеча. - Я понимаю, что все мы очень устали последнее время. Столько было разных событий. Да и в городе творится...</text:p>
      <text:p text:style-name="P3">Сад вспотел. На лбу его блестели капельки пота, кожа в крыльях носа лоснилась.</text:p>
      <text:p text:style-name="P3">- Давайте разберемся, - сказал Сад, подводя Ану к столу, к стопкам мелко исписанных бумаг. - Я прекрасно понимаю, что так можно и не выдержать, особенно в вашем... Я думаю... Нет, я уверен, что вам стоит отдохнуть несколько дней... А может быть, даже больше, чем несколько дней.</text:p>
      <text:p text:style-name="P3">Ана попыталась возразить, но Сад не дал ей сказать.</text:p>
      <text:p text:style-name="P3">- Это будет полностью оплачиваемым. Полностью! - повторил он, как будто это было самое важное. - А потом вернетесь, с восстановленными силами, у нас тут тем временем все наладится...</text:p>
      <text:p text:style-name="P3">Сад замер, уставшись на свой стол, убрал руку у Аны с плеча. Потом снова уселся в кресло. Ана какое-то время не говорила ни слова, часто и тяжело вздыхая. Она подумала, что у нее начинается приступ.</text:p>
      <text:p text:style-name="P3">- Я не понимаю... - тихо произнесла наконец она, - вы не хотите воспринимать меня всерьез?</text:p>
      <text:p text:style-name="P3">- Ну что вы! - запротестовал Сад. - Я просто не хочу, чтобы вы принимали такие... поспешные решения...</text:p>
      <text:p text:style-name="P3">- Я и правда хочу уйти...</text:p>
      <text:p text:style-name="P3">Ана огляделась, ей захотелось сесть - разговор совсем выматал ее, даже больше чем утренняя поезда по перемолненным линиям надземки, - но сесть было некуда.</text:p>
      <text:p text:style-name="P7">- О, ката!.. - Сад вздохнул и снова стал тереть руками лицо, как человек, который только что проснулся. - Вы разве не понимаете, что это... невозможно?</text:p>
      <text:p text:style-name="P7">- Почему? - спросила Ана.</text:p>
      <text:p text:style-name="P7">- Потому что такие переводы невозможны в принципе! - резко сказал Сад. - Это не перевод, это...</text:p>
      <text:p text:style-name="P7">Ана попятилась назад, к выходу из комнаты, и уперлась спиной в <text:soft-page-break/>закрытую дверь.</text:p>
      <text:p text:style-name="P7">- Сядьте.</text:p>
      <text:p text:style-name="P7">Сад быстро вскочил из-за стола. Ана села. Сад склонился на дей и стал уговаривать так, словно она сошла с ума, а он пытается вернуть ей разум.</text:p>
      <text:p text:style-name="P7">- Даже если бы такой перевод был возможен - хотя это абсолютно исключено, абсолютно! - но предположим... если бы был возможен, то для вас...</text:p>
      <text:p text:style-name="P7">- В моем состоянии? - бесцветным голосом подсказала Ана.</text:p>
      <text:p text:style-name="P7">- Да!.. Нет... - Сад застонал и покачал головой. - Да, ваше состояние, к сожалению, не позволит вам. Для вам это было бы равносильно смертному приговору.</text:p>
      <text:p text:style-name="P7">- А что для меня не равносильно смертному приговору? - вдруг спросила Ана.</text:p>
      <text:p text:style-name="P7">- Вы не понимаете... - Сад присел перед Аной, согнув ноги в коленях, касаясь рукой поручня кресла. - У нас в отделе... все еще будет хорошо. Я лично не сомневаюсь в этом ни на... Но для вас, - он поднялся, - да, в вашем состоянии, это просто невозможно. Вы не сможете выдержать перегрузки. Это не перевод, это... приговор.</text:p>
      <text:p text:style-name="P3">Ана сидела, молча опустив голову.</text:p>
      <text:p text:style-name="P3">- А давайте просто перенесем этот разговор, - бодрым голосом предложил Сад. - Сделаем небольшую паузу. Несколько дней. Успокоимся. А потом все еще раз обсудим. Зачем же спешить? Ведь правда? Договорились?</text:p>
      <text:p text:style-name="P3">Ана кивнула головой.</text:p>
      <text:p text:style-name="P3">- Вы не расстраивайтесь, - добавил Сад, поглаживая Ану по плечу, как будто боялся, что она сейчас расплачется. - Все наладится. И это... все равно не вернет его... Вы разве не понимаете...</text:p>
      <text:p text:style-name="P4">Ана и правда с трудом сдерживала слезы, когда выходила из кабинета Сада. Но нет, она никогда больше не будет плака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666666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37H33M47S</meta:editing-duration>
    <meta:editing-cycles>315</meta:editing-cycles>
    <meta:generator>OpenOffice.org/3.1$Win32 OpenOffice.org_project/310m11$Build-9399</meta:generator>
    <dc:date>2010-01-22T14:16:08.54</dc:date>
    <dc:creator>Василий Воронков</dc:creator>
    <meta:document-statistic meta:table-count="0" meta:image-count="0" meta:object-count="0" meta:page-count="3" meta:paragraph-count="54" meta:word-count="939" meta:character-count="5493"/>
    <meta:user-defined meta:name="Info 1"/>
    <meta:user-defined meta:name="Info 2"/>
    <meta:user-defined meta:name="Info 3"/>
    <meta:user-defined meta:name="Info 4"/>
  </office:meta>
</office:document-meta>
</file>